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ègles du jeux</text:p>
      <text:p text:style-name="P1"/>
      <text:p text:style-name="P2">Pour gagner, il y a plusieurs possibilités:</text:p>
      <text:list xml:id="list2045041559294350993" text:style-name="L1">
        <text:list-item>
          <text:list>
            <text:list-item>
              <text:p text:style-name="P3">Détruire un maximum de briques pour avoir plus de points que son adversaire.</text:p>
            </text:list-item>
            <text:list-item>
              <text:p text:style-name="P3">Faire en sorte que votre adversaire ne rattrape pas votre balle.</text:p>
            </text:list-item>
            <text:list-item>
              <text:p text:style-name="P3">L'adversaire n'arrives pas à rattraper sa balle.</text:p>
              <text:p text:style-name="P3"/>
            </text:list-item>
          </text:list>
        </text:list-item>
      </text:list>
      <text:p text:style-name="P2">Le joueur rouge utilise les touches « z » et « s » pour déplacer sa palette, le joueur bleu utilise les touches « p » et « m ».</text:p>
      <text:p text:style-name="P2"/>
      <text:p text:style-name="P2">On peut utiliser le bouton « pause » pour arrêter la partie. On peut appuyer sur « demarer » pour reprendre la partie ou encore sur « réinitialiser » pour recommencer une parti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go FAURE</meta:initial-creator>
    <meta:creation-date>2014-03-28T10:42:41.92</meta:creation-date>
    <meta:document-statistic meta:table-count="0" meta:image-count="0" meta:object-count="0" meta:page-count="1" meta:paragraph-count="7" meta:word-count="107" meta:character-count="553"/>
    <dc:date>2014-03-28T10:55:25.68</dc:date>
    <dc:creator>Ugo FAURE</dc:creator>
    <meta:editing-duration>PT12M44S</meta:editing-duration>
    <meta:editing-cycles>1</meta:editing-cycles>
    <meta:generator>OpenOffice/4.0.1$Win32 OpenOffice.org_project/401m5$Build-9714</meta:generator>
  </office:meta>
</office:document-meta>
</file>